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295474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cdb26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top="0in" fo:margin-bottom="0.0417in" loext:contextual-spacing="false" fo:line-height="100%"/>
      <style:text-properties style:font-name="Arial" fo:font-size="10pt" officeooo:paragraph-rsid="003143c7" style:font-size-asian="10pt" style:font-size-complex="10pt"/>
    </style:style>
    <style:style style:name="P9" style:family="paragraph" style:parent-style-name="Standard">
      <style:paragraph-properties fo:margin-top="0in" fo:margin-bottom="0.0417in" loext:contextual-spacing="false" fo:line-height="100%" fo:text-align="center" style:justify-single-word="false"/>
      <style:text-properties style:font-name="Arial" fo:font-size="10pt" officeooo:paragraph-rsid="003143c7" style:font-size-asian="10pt" style:font-size-complex="10pt"/>
    </style:style>
    <style:style style:name="P10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bold" officeooo:rsid="003143c7" officeooo:paragraph-rsid="003648cb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in" fo:margin-bottom="0.0417in" loext:contextual-spacing="false" fo:line-height="100%" fo:text-align="center" style:justify-single-word="false"/>
      <style:text-properties style:font-name="Arial" fo:font-size="8pt" fo:font-weight="bold" officeooo:rsid="003143c7" officeooo:paragraph-rsid="003143c7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8pt" fo:font-weight="bold" officeooo:rsid="003143c7" officeooo:paragraph-rsid="003143c7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8pt" fo:font-weight="bold" officeooo:paragraph-rsid="003143c7" style:font-size-asian="8pt" style:font-weight-asian="bold" style:font-size-complex="8pt" style:font-weight-complex="bold"/>
    </style:style>
    <style:style style:name="P14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5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officeooo:rsid="002fe8f3"/>
    </style:style>
    <style:style style:name="T2" style:family="text">
      <style:text-properties officeooo:rsid="003143c7"/>
    </style:style>
    <style:style style:name="T3" style:family="text">
      <style:text-properties officeooo:rsid="003648cb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c0c0c0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draw:wrap-influence-on-position="once-concurrent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dice_istanz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oas_box" form:control-implementation="ooo:com.sun.star.form.component.TextField" xml:id="control3" form:id="control3" form:value="Etiam lobortis magna tenetur cupidatat? Arcu, dis massa.&#10;Enim vivamus incididunt tempore eius pellentesque, nostrum, aut.&#10;Tincidunt pretium cubilia sunt? Alias, aenean mollitia diam.&#10;Inceptos nemo sapiente per maiores molestie dolor augue.&#10;Volutpat vehicula modi erat sint deserunt bibendum corporis.&#10;Nemo irure fugiat taciti tristique praesentium! Iste pariatur.&#10;Harum aliquip voluptatibus animi, est ac pulvinar diam.&#10;Iure error proin turpis ea, ea congue, vitae.&#10;Incididunt pellentesque repudiandae penatibus ante minim a, molestias.&#10;Necessitatibus interdum voluptatum at. Amet ullamco primis nullam.&#10;Fames deserunt dapibus velit illo. Iure nostra voluptatem.&#10;Mi commodo praesent accumsan pede, temporibus. Mollis. A.&#10;Illum quas metus excepturi turpis, voluptate! Cumque torquent.&#10;Omnis aptent ullam provident cras, laudantium, quisquam aenean.&#10;Suspendisse sociosqu saepe nec cumque, tristique laudantium non.&#10;Pellentesque in ante tempore, quia, duis at, commodo.&#10;Adipisci semper posuere velit, cursus officiis netus aliqua.&#10;Debitis tempus metus eveniet. Fusce sagittis placerat sollicitudin.&#10;Occaecat do optio interdum magnis diamlorem nec consequuntur.&#10;Neque duis cras conubia sociosqu mi habitasse doloribus.&#10;Doloremque rem harum parturient netus consequuntur scelerisque, laborum.&#10;Magna eum tincidunt excepteur tortor duis laboris rerum.&#10;Elit ducimus elementum rutrum, voluptate bibendum bibendum nihil.&#10;Cubilia animi dolorum maxime vivamus, cillum culpa libero.&#10;Eget occaecat hac, sociis vivamus per magnis beatae.&#10;Ultricies dolorem culpa rhoncus quos placeat aliquam atque.&#10;Elit lobortis dolorum euismod voluptates aspernatur lobortis possimus.&#10;Porttitor similique pellentesque, adipisci convallis, occaecat, beatae dolores.&#10;Incidunt inventore ex porro do velit. Phasellus tempor.&#10;Augue, tempore amet dictum, lacinia saepe nonummy turpis.&#10;Fuga nostrum laboriosam nesciunt itaque id sunt nihil.&#10;Ea sint posuere, convallis velit quos ea fugit.&#10;Nostra felis nihil pellentesque sociosqu risus. Lacus, suspendisse.&#10;Officia est fermentum. Eget sagittis incidunt voluptas ornare.&#10;Vestibulum nisi tempus exercitationem eligendi impedit aptent! Bibendum.&#10;Necessitatibus blanditiis dolores? Laoreet deserunt, ligula, perferendis. Diam.&#10;Delectus labore commodo hic, duis varius ultrices voluptas.&#10;Conubia pretium inventore mi. Commodi possimus in eu.&#10;Tempor veritatis consectetuer cumque libero iure molestie adipisci.&#10;Voluptatem at aliquid rutrum totam quidem dolor, molestie.&#10;Tempora adipisci alias aliquet dicta veritatis proident ad.&#10;Lectus reprehenderit. Placerat morbi inventore numquam. Potenti praesent.Ea commodo! Saepe architecto qui a numquam aut.&#10;Ea justo fugit, placerat! Neque adipisicing, asperiores ad.&#10;Quo maiores aliquid occaecati dolore. Aptent cumque vitae.&#10;Adipisicing porttitor, rhoncus laudantium iusto vestibulum purus, eveniet.&#10;Semper pharetra do eaque, eius fuga, excepturi et.&#10;Ante vitae et numquam vitae provident. Facere blandit.&#10;Ante? Perspiciatis beatae auctor, dictumst corporis sociis dolorem.&#10;Labore quaerat non. Laboriosam porro officiis congue praesent.&#10;Condimentum penatibus nostrud. Mollis doloribus, hymenaeos officiis quam.&#10;Ante? Perspiciatis beatae auctor, dictumst corporis sociis dolorem.&#10;Sociosqu quo ullam arcu aliquip excepteur hac nisl.&#10;LAST ROWNostra felis nihil pellentesque sociosqu risus. Lacus, suspendisse.LAST ROW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has_soas" form:control-implementation="ooo:com.sun.star.form.component.CheckBox" xml:id="control4" form:id="control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2" draw:text-style-name="P15" svg:width="1.8268in" svg:height="0.2039in" svg:x="5.6555in" svg:y="11.2807in" draw:control="control2"/>
      <text:p text:style-name="P3">ID Istanza <draw:control text:anchor-type="as-char" svg:y="-0.1957in" draw:z-index="0" draw:name="prov_nascita" draw:style-name="gr1" draw:text-style-name="P14" svg:width="1.5724in" svg:height="0.276in" draw:control="control1"/></text:p>
      <text:p text:style-name="P2"/>
      <text:p text:style-name="P4">ALLEGATO <text:span text:style-name="T1">4</text:span></text:p>
      <text:p text:style-name="P10"><draw:control text:anchor-type="as-char" svg:y="-0.1161in" draw:z-index="3" draw:style-name="gr4" draw:text-style-name="P17" svg:width="0.1748in" svg:height="0.2004in" draw:control="control4"/> <text:s/><text:span text:style-name="T3">Possesso Attestazioni SOA</text:span></text:p>
      <text:p text:style-name="P5"><draw:control text:anchor-type="paragraph" draw:z-index="2" draw:style-name="gr3" draw:text-style-name="P16" svg:width="6.5512in" svg:height="9.3004in" svg:x="0in" svg:y="0in" draw:control="control3"/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3-22T13:32:16.601349740</dc:date>
    <meta:editing-duration>PT19H23M30S</meta:editing-duration>
    <meta:editing-cycles>80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7" meta:character-count="48" meta:non-whitespace-character-count="41"/>
  </office:meta>
</office:document-meta>
</file>